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56000002B2B158C81E.png" manifest:media-type="image/png"/>
  <manifest:file-entry manifest:full-path="Pictures/10000001000009190000037CB31B2F2F.png" manifest:media-type="image/png"/>
  <manifest:file-entry manifest:full-path="Pictures/10000001000009210000030F40F09646.png" manifest:media-type="image/png"/>
  <manifest:file-entry manifest:full-path="Pictures/100000010000090E0000021FDBC65284.png" manifest:media-type="image/png"/>
  <manifest:file-entry manifest:full-path="Pictures/10000001000009270000026B1D238146.png" manifest:media-type="image/png"/>
  <manifest:file-entry manifest:full-path="Pictures/10000001000009120000027DDF8E322C.png" manifest:media-type="image/png"/>
  <manifest:file-entry manifest:full-path="Pictures/100000010000092A000001D50CD62D8E.png" manifest:media-type="image/png"/>
  <manifest:file-entry manifest:full-path="Pictures/1000000100000908000001855AEBB7F6.png" manifest:media-type="image/png"/>
  <manifest:file-entry manifest:full-path="Pictures/100000010000091F000001F841BD3FF4.png" manifest:media-type="image/png"/>
  <manifest:file-entry manifest:full-path="Pictures/10000001000009190000042883D155E2.png" manifest:media-type="image/png"/>
  <manifest:file-entry manifest:full-path="Pictures/100000010000092A000002B1A1A66444.png" manifest:media-type="image/png"/>
  <manifest:file-entry manifest:full-path="Pictures/1000000100000920000002608B755437.png" manifest:media-type="image/png"/>
  <manifest:file-entry manifest:full-path="Pictures/1000000100000922000002A1D395054A.png" manifest:media-type="image/png"/>
  <manifest:file-entry manifest:full-path="Pictures/100000010000091D0000007E5F13F553.png" manifest:media-type="image/png"/>
  <manifest:file-entry manifest:full-path="Pictures/100000010000091A0000010EBB76B7B8.png" manifest:media-type="image/png"/>
  <manifest:file-entry manifest:full-path="Pictures/100000010000090E000001BE6715630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8.999cm" svg:height="5.488cm" svg:x="0.966cm" svg:y="0.755cm">
          <draw:image xlink:href="Pictures/1000000100000956000002B2B158C81E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6.361cm" svg:x="0.992cm" svg:y="6.543cm">
          <draw:image xlink:href="Pictures/10000001000009210000030F40F09646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5.016cm" svg:x="0.982cm" svg:y="13.373cm">
          <draw:image xlink:href="Pictures/10000001000009270000026B1D238146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4.445cm" svg:x="0.982cm" svg:y="18.858cm">
          <draw:image xlink:href="Pictures/100000010000090E0000021FDBC65284.png" xlink:type="simple" xlink:show="embed" xlink:actuate="onLoad" draw:mime-type="image/png">
            <text:p/>
          </draw:image>
        </draw:frame>
      </draw:page>
      <draw:page draw:name="page2" draw:style-name="dp1" draw:master-page-name="Обычный">
        <draw:frame draw:style-name="gr2" draw:text-style-name="P2" draw:layer="layout" svg:width="18.999cm" svg:height="3.799cm" svg:x="1cm" svg:y="8.5cm">
          <draw:image xlink:href="Pictures/100000010000092A000001D50CD62D8E.png" xlink:type="simple" xlink:show="embed" xlink:actuate="onLoad" draw:mime-type="image/png">
            <text:p/>
          </draw:image>
        </draw:frame>
        <draw:frame draw:style-name="gr2" draw:text-style-name="P2" draw:layer="layout" svg:width="18.999cm" svg:height="7.274cm" svg:x="1.001cm" svg:y="1cm">
          <draw:image xlink:href="Pictures/10000001000009190000037CB31B2F2F.png" xlink:type="simple" xlink:show="embed" xlink:actuate="onLoad" draw:mime-type="image/png">
            <text:p/>
          </draw:image>
        </draw:frame>
        <draw:frame draw:style-name="gr2" draw:text-style-name="P2" draw:layer="layout" svg:width="18.999cm" svg:height="3.198cm" svg:x="0.982cm" svg:y="12.582cm">
          <draw:image xlink:href="Pictures/1000000100000908000001855AEBB7F6.png" xlink:type="simple" xlink:show="embed" xlink:actuate="onLoad" draw:mime-type="image/png">
            <text:p/>
          </draw:image>
        </draw:frame>
        <draw:frame draw:style-name="gr2" draw:text-style-name="P2" draw:layer="layout" svg:width="18.999cm" svg:height="5.212cm" svg:x="1cm" svg:y="16.2cm">
          <draw:image xlink:href="Pictures/10000001000009120000027DDF8E322C.png" xlink:type="simple" xlink:show="embed" xlink:actuate="onLoad" draw:mime-type="image/png">
            <text:p/>
          </draw:image>
        </draw:frame>
        <draw:frame draw:style-name="gr2" draw:text-style-name="P2" draw:layer="layout" svg:width="18.999cm" svg:height="4.101cm" svg:x="1cm" svg:y="22cm">
          <draw:image xlink:href="Pictures/100000010000091F000001F841BD3FF4.png" xlink:type="simple" xlink:show="embed" xlink:actuate="onLoad" draw:mime-type="image/png">
            <text:p/>
          </draw:image>
        </draw:frame>
      </draw:page>
      <draw:page draw:name="page3" draw:style-name="dp1" draw:master-page-name="Обычный">
        <draw:frame draw:style-name="gr2" draw:text-style-name="P2" draw:layer="layout" svg:width="18.999cm" svg:height="8.678cm" svg:x="1cm" svg:y="1.072cm">
          <draw:image xlink:href="Pictures/10000001000009190000042883D155E2.png" xlink:type="simple" xlink:show="embed" xlink:actuate="onLoad" draw:mime-type="image/png">
            <text:p/>
          </draw:image>
        </draw:frame>
        <draw:frame draw:style-name="gr2" draw:text-style-name="P2" draw:layer="layout" svg:width="18.999cm" svg:height="5.579cm" svg:x="1cm" svg:y="10.5cm">
          <draw:image xlink:href="Pictures/100000010000092A000002B1A1A66444.png" xlink:type="simple" xlink:show="embed" xlink:actuate="onLoad" draw:mime-type="image/png">
            <text:p/>
          </draw:image>
        </draw:frame>
        <draw:frame draw:style-name="gr2" draw:text-style-name="P2" draw:layer="layout" svg:width="18.999cm" svg:height="4.944cm" svg:x="0.95cm" svg:y="16.806cm">
          <draw:image xlink:href="Pictures/1000000100000920000002608B755437.png" xlink:type="simple" xlink:show="embed" xlink:actuate="onLoad" draw:mime-type="image/png">
            <text:p/>
          </draw:image>
        </draw:frame>
        <draw:frame draw:style-name="gr2" draw:text-style-name="P2" draw:layer="layout" svg:width="18.999cm" svg:height="5.469cm" svg:x="1cm" svg:y="22.75cm">
          <draw:image xlink:href="Pictures/1000000100000922000002A1D395054A.png" xlink:type="simple" xlink:show="embed" xlink:actuate="onLoad" draw:mime-type="image/png">
            <text:p/>
          </draw:image>
        </draw:frame>
      </draw:page>
      <draw:page draw:name="page4" draw:style-name="dp1" draw:master-page-name="Обычный">
        <draw:frame draw:style-name="gr2" draw:text-style-name="P2" draw:layer="layout" svg:width="18.999cm" svg:height="1.03cm" svg:x="1cm" svg:y="1cm">
          <draw:image xlink:href="Pictures/100000010000091D0000007E5F13F553.png" xlink:type="simple" xlink:show="embed" xlink:actuate="onLoad" draw:mime-type="image/png">
            <text:p/>
          </draw:image>
        </draw:frame>
        <draw:frame draw:style-name="gr2" draw:text-style-name="P2" draw:layer="layout" svg:width="18.999cm" svg:height="2.205cm" svg:x="0.95cm" svg:y="2.2cm">
          <draw:image xlink:href="Pictures/100000010000091A0000010EBB76B7B8.png" xlink:type="simple" xlink:show="embed" xlink:actuate="onLoad" draw:mime-type="image/png">
            <text:p/>
          </draw:image>
        </draw:frame>
        <draw:frame draw:style-name="gr2" draw:text-style-name="P2" draw:layer="layout" svg:width="18.999cm" svg:height="3.659cm" svg:x="0.982cm" svg:y="4.316cm">
          <draw:image xlink:href="Pictures/100000010000090E000001BE6715630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12T20:37:08.794000000</meta:creation-date>
    <dc:date>2025-05-20T19:45:41.234000000</dc:date>
    <meta:editing-duration>PT30M45S</meta:editing-duration>
    <meta:editing-cycles>10</meta:editing-cycles>
    <meta:generator>LibreOffice/24.8.6.2$Windows_X86_64 LibreOffice_project/6d98ba145e9a8a39fc57bcc76981d1fb1316c60c</meta:generator>
    <meta:document-statistic meta:object-count="16"/>
  </office:meta>
</office:document-meta>
</file>